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6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69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697cm"/>
    </style:style>
    <style:style style:name="gr15" style:family="graphic" style:parent-style-name="standard">
      <style:graphic-properties draw:marker-end="Arrow" draw:marker-end-width="0.3cm" draw:textarea-vertical-align="middl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/>
      <style:text-properties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4pt" style:font-family-complex="'Lohit Hindi'" style:font-family-generic-complex="system" style:font-pitch-complex="variable" style:font-size-complex="14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Liberation Sans'" style:font-family-generic="roman" style:font-pitch="variable" fo:font-size="14pt" style:letter-kerning="true" style:font-family-asian="'WenQuanYi Micro Hei'" style:font-family-generic-asian="system" style:font-pitch-asian="variable" style:font-size-asian="14pt" style:font-family-complex="'Lohit Hindi'" style:font-family-generic-complex="system" style:font-pitch-complex="variable" style:font-size-complex="1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4pt" style:font-family-complex="'Lohit Hindi'" style:font-family-generic-complex="system" style:font-pitch-complex="variable" style:font-size-complex="14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2" draw:layer="layout" svg:width="2.3cm" svg:height="1.798cm" svg:x="10.4cm" svg:y="0.202cm">
          <text:p text:style-name="P1">Soft</text:p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.2cm" svg:height="2.2cm" svg:x="11.66cm" svg:y="6.503cm">
          <text:p text:style-name="P1"><text:span text:style-name="T1">A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3" draw:layer="layout" svg:width="2.2cm" svg:height="2.2cm" svg:x="14.459cm" svg:y="6.502cm">
          <text:p text:style-name="P1"><text:span text:style-name="T2">Shut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4" draw:layer="layout" svg:width="2.2cm" svg:height="2.2cm" svg:x="8.66cm" svg:y="6.503cm">
          <text:p text:style-name="P1"><text:span text:style-name="T2">E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76cm" svg:y1="6.503cm" svg:x2="11.55cm" svg:y2="2cm" draw:start-shape="id1" draw:start-glue-point="4" draw:end-shape="id2" svg:d="m12760 6503c0-3376-1210-1125-1210-4503">
          <text:p/>
        </draw:connector>
        <draw:connector draw:style-name="gr3" draw:text-style-name="P1" draw:layer="layout" draw:type="curve" svg:x1="15.559cm" svg:y1="6.502cm" svg:x2="11.55cm" svg:y2="2cm" draw:start-shape="id3" draw:start-glue-point="4" draw:end-shape="id2" svg:d="m15559 6502c0-3376-4009-1126-4009-4502">
          <text:p/>
        </draw:connector>
        <draw:connector draw:style-name="gr3" draw:text-style-name="P1" draw:layer="layout" draw:type="curve" svg:x1="9.76cm" svg:y1="6.503cm" svg:x2="11.55cm" svg:y2="2cm" draw:start-shape="id4" draw:end-shape="id2" draw:end-glue-point="2" svg:d="m9760 6503c0-3376 1790-1125 1790-4503">
          <text:p/>
        </draw:connector>
        <draw:custom-shape draw:style-name="gr2" draw:text-style-name="P1" draw:id="id5" draw:layer="layout" svg:width="2.2cm" svg:height="2.2cm" svg:x="19.76cm" svg:y="6.503cm">
          <text:p text:style-name="P1"><text:span text:style-name="T2">Buil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7" draw:layer="layout" svg:width="2.2cm" svg:height="2.2cm" svg:x="22.36cm" svg:y="6.503cm">
          <text:p text:style-name="P1"><text:span text:style-name="T2">Rescu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8" draw:layer="layout" svg:width="2.2cm" svg:height="2.2cm" svg:x="17.16cm" svg:y="6.503cm">
          <text:p text:style-name="P1"><text:span text:style-name="T1">Stopp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6" draw:layer="layout" svg:width="2.401cm" svg:height="1.798cm" svg:x="14.3cm" svg:y="0.202cm">
          <text:p text:style-name="P1">Dele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0.86cm" svg:y1="6.503cm" svg:x2="15.5cm" svg:y2="2cm" draw:start-shape="id5" draw:start-glue-point="4" draw:end-shape="id6" svg:d="m20860 6503c0-3376-5360-1125-5360-4503">
          <text:p/>
        </draw:connector>
        <draw:connector draw:style-name="gr3" draw:text-style-name="P1" draw:layer="layout" draw:type="curve" svg:x1="12.76cm" svg:y1="6.503cm" svg:x2="15.5cm" svg:y2="2cm" draw:start-shape="id1" draw:start-glue-point="4" draw:end-shape="id6" svg:d="m12760 6503c0-3376 2740-1125 2740-4503">
          <text:p/>
        </draw:connector>
        <draw:connector draw:style-name="gr3" draw:text-style-name="P1" draw:layer="layout" draw:type="curve" svg:x1="9.76cm" svg:y1="6.503cm" svg:x2="15.5cm" svg:y2="2cm" draw:start-shape="id4" draw:start-glue-point="0" draw:end-shape="id6" draw:end-glue-point="2" svg:d="m9760 6503c0-3376 5740-1125 5740-4503">
          <text:p/>
        </draw:connector>
        <draw:connector draw:style-name="gr3" draw:text-style-name="P1" draw:layer="layout" draw:type="curve" svg:x1="23.46cm" svg:y1="6.503cm" svg:x2="15.5cm" svg:y2="2cm" draw:start-shape="id7" draw:start-glue-point="4" draw:end-shape="id6" draw:end-glue-point="2" svg:d="m23460 6503c0-3376-7960-1125-7960-4503">
          <text:p/>
        </draw:connector>
        <draw:connector draw:style-name="gr3" draw:text-style-name="P1" draw:layer="layout" draw:type="curve" svg:x1="15.559cm" svg:y1="6.502cm" svg:x2="15.5cm" svg:y2="2cm" draw:start-shape="id3" draw:start-glue-point="4" draw:end-shape="id6" draw:end-glue-point="2" svg:d="m15559 6502c0-3376-59-1126-59-4502">
          <text:p/>
        </draw:connector>
        <draw:connector draw:style-name="gr3" draw:text-style-name="P1" draw:layer="layout" draw:type="curve" svg:x1="18.26cm" svg:y1="6.503cm" svg:x2="15.5cm" svg:y2="2cm" draw:start-shape="id8" draw:end-shape="id6" draw:end-glue-point="2" svg:d="m18260 6503c0-3376-2760-1125-2760-4503">
          <text:p/>
        </draw:connector>
        <draw:custom-shape draw:style-name="gr2" draw:text-style-name="P2" draw:id="id9" draw:layer="layout" svg:width="2.2cm" svg:height="2.2cm" svg:x="6.059cm" svg:y="6.502cm">
          <text:p text:style-name="P1"><text:span text:style-name="T1">Soft</text:span></text:p>
          <text:p text:style-name="P1"><text:span text:style-name="T1">De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2.517cm" svg:height="1.798cm" svg:x="7.583cm" svg:y="0.2cm">
          <text:p text:style-name="P1">Restor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.159cm" svg:y1="6.502cm" svg:x2="8.841cm" svg:y2="1.998cm" draw:start-shape="id9" draw:start-glue-point="4" draw:end-shape="id10" svg:d="m7159 6502c0-3378 1682-1126 1682-4504">
          <text:p/>
        </draw:connector>
        <draw:custom-shape draw:style-name="gr1" draw:text-style-name="P1" draw:id="id11" draw:layer="layout" svg:width="2.416cm" svg:height="1.798cm" svg:x="4.8cm" svg:y="0.2cm">
          <text:p text:style-name="P1">Force</text:p>
          <text:p text:style-name="P1">dele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7.159cm" svg:y1="6.502cm" svg:x2="6.008cm" svg:y2="1.998cm" draw:start-shape="id9" draw:start-glue-point="0" draw:end-shape="id11" draw:end-glue-point="2" svg:d="m7159 6502c0-3378-1151-1126-1151-4504">
          <text:p/>
        </draw:connector>
        <draw:custom-shape draw:style-name="gr1" draw:text-style-name="P1" draw:id="id12" draw:layer="layout" svg:width="1.802cm" svg:height="1.798cm" svg:x="10.3cm" svg:y="12.799cm">
          <text:p text:style-name="P1">Stop</text:p>
          <draw:enhanced-geometry svg:viewBox="0 0 21600 21600" draw:type="rectangle" draw:enhanced-path="M 0 0 L 21600 0 21600 21600 0 21600 0 0 Z N"/>
        </draw:custom-shape>
        <draw:custom-shape draw:style-name="gr4" draw:text-style-name="P2" draw:id="id13" draw:layer="layout" svg:width="2.2cm" svg:height="2.2cm" svg:x="15cm" svg:y="18.4cm">
          <text:p text:style-name="P1"><text:span text:style-name="T1">Resize</text:span></text:p>
          <text:p text:style-name="P1"><text:span text:style-name="T1">Verif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2.76cm" svg:y1="8.703cm" svg:x2="11.201cm" svg:y2="12.799cm" draw:start-shape="id1" draw:start-glue-point="8" draw:end-shape="id12" draw:end-glue-point="0" svg:d="m12760 8703c0 3073-1559 1026-1559 4096">
          <text:p/>
        </draw:connector>
        <draw:connector draw:style-name="gr3" draw:text-style-name="P1" draw:layer="layout" draw:type="curve" svg:x1="15.559cm" svg:y1="8.702cm" svg:x2="11.201cm" svg:y2="12.799cm" draw:start-shape="id3" draw:start-glue-point="8" draw:end-shape="id12" draw:end-glue-point="0" svg:d="m15559 8702c0 3073-4358 1025-4358 4097">
          <text:p/>
        </draw:connector>
        <draw:connector draw:style-name="gr3" draw:text-style-name="P1" draw:layer="layout" draw:type="curve" svg:x1="23.46cm" svg:y1="8.703cm" svg:x2="11.201cm" svg:y2="12.799cm" draw:start-shape="id7" draw:start-glue-point="8" draw:end-shape="id12" draw:end-glue-point="0" svg:d="m23460 8703c0 3073-12259 1026-12259 4096">
          <text:p/>
        </draw:connector>
        <draw:connector draw:style-name="gr3" draw:text-style-name="P1" draw:layer="layout" draw:type="curve" svg:x1="16.1cm" svg:y1="18.4cm" svg:x2="11.201cm" svg:y2="14.597cm" draw:start-shape="id13" draw:start-glue-point="4" draw:end-shape="id12" draw:end-glue-point="2" svg:d="m16100 18400c0-2851-4899-950-4899-3803">
          <text:p/>
        </draw:connector>
        <draw:custom-shape draw:style-name="gr1" draw:text-style-name="P1" draw:id="id14" draw:layer="layout" svg:width="1.802cm" svg:height="1.798cm" svg:x="22cm" svg:y="0.202cm">
          <text:p text:style-name="P1">Star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5.559cm" svg:y1="6.502cm" svg:x2="22.901cm" svg:y2="2cm" draw:start-shape="id3" draw:start-glue-point="0" draw:end-shape="id14" draw:end-glue-point="2" svg:d="m15559 6502c0-3376 7342-1126 7342-4502">
          <text:p/>
        </draw:connector>
        <draw:connector draw:style-name="gr3" draw:text-style-name="P1" draw:layer="layout" draw:type="curve" svg:x1="18.26cm" svg:y1="6.503cm" svg:x2="22.901cm" svg:y2="2cm" draw:start-shape="id8" draw:start-glue-point="4" draw:end-shape="id14" draw:end-glue-point="2" svg:d="m18260 6503c0-3376 4641-1125 4641-4503">
          <text:p/>
        </draw:connector>
        <draw:custom-shape draw:style-name="gr1" draw:text-style-name="P1" draw:id="id15" draw:layer="layout" svg:width="2.104cm" svg:height="1.798cm" svg:x="18.196cm" svg:y="0.202cm">
          <text:p text:style-name="P1">Backu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76cm" svg:y1="6.503cm" svg:x2="19.248cm" svg:y2="2cm" draw:start-shape="id1" draw:end-shape="id15" draw:end-glue-point="2" svg:d="m12760 6503c0-3376 6488-1125 6488-4503">
          <text:p/>
        </draw:connector>
        <draw:connector draw:style-name="gr3" draw:text-style-name="P1" draw:layer="layout" draw:type="curve" svg:x1="15.559cm" svg:y1="6.502cm" svg:x2="19.248cm" svg:y2="2cm" draw:start-shape="id3" draw:end-shape="id15" draw:end-glue-point="2" svg:d="m15559 6502c0-3376 3689-1126 3689-4502">
          <text:p/>
        </draw:connector>
        <draw:custom-shape draw:style-name="gr1" draw:text-style-name="P1" draw:id="id16" draw:layer="layout" svg:width="2.104cm" svg:height="1.798cm" svg:x="24.7cm" svg:y="0.202cm">
          <text:p text:style-name="P1">Snap</text:p>
          <text:p text:style-name="P1">sho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76cm" svg:y1="6.503cm" svg:x2="25.752cm" svg:y2="2cm" draw:start-shape="id1" draw:end-shape="id16" draw:end-glue-point="2" svg:d="m12760 6503c0-3376 12992-1125 12992-4503">
          <text:p/>
        </draw:connector>
        <draw:connector draw:style-name="gr3" draw:text-style-name="P1" draw:layer="layout" draw:type="curve" svg:x1="15.559cm" svg:y1="6.502cm" svg:x2="25.752cm" svg:y2="2cm" draw:start-shape="id3" draw:end-shape="id16" draw:end-glue-point="2" svg:d="m15559 6502c0-3376 10193-1126 10193-4502">
          <text:p/>
        </draw:connector>
        <draw:custom-shape draw:style-name="gr1" draw:text-style-name="P1" draw:id="id17" draw:layer="layout" svg:width="2.104cm" svg:height="1.798cm" svg:x="13.596cm" svg:y="12.795cm">
          <text:p text:style-name="P1">reboo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76cm" svg:y1="8.703cm" svg:x2="14.648cm" svg:y2="12.795cm" draw:start-shape="id1" draw:start-glue-point="8" draw:end-shape="id17" draw:end-glue-point="0" svg:d="m12760 8703c0 3070 1888 1025 1888 4092">
          <text:p/>
        </draw:connector>
        <draw:connector draw:style-name="gr3" draw:text-style-name="P1" draw:layer="layout" draw:type="curve" svg:x1="15.559cm" svg:y1="8.702cm" svg:x2="14.648cm" svg:y2="12.795cm" draw:start-shape="id3" draw:start-glue-point="8" draw:end-shape="id17" draw:end-glue-point="0" svg:d="m15559 8702c0 3070-911 1024-911 4093">
          <text:p/>
        </draw:connector>
        <draw:connector draw:style-name="gr3" draw:text-style-name="P1" draw:layer="layout" draw:type="curve" svg:x1="23.46cm" svg:y1="8.703cm" svg:x2="14.648cm" svg:y2="12.795cm" draw:start-shape="id7" draw:start-glue-point="8" draw:end-shape="id17" draw:end-glue-point="0" svg:d="m23460 8703c0 3070-8812 1025-8812 4092">
          <text:p/>
        </draw:connector>
        <draw:connector draw:style-name="gr3" draw:text-style-name="P1" draw:layer="layout" draw:type="curve" svg:x1="16.1cm" svg:y1="18.4cm" svg:x2="14.648cm" svg:y2="14.593cm" draw:start-shape="id13" draw:start-glue-point="4" draw:end-shape="id17" draw:end-glue-point="2" svg:d="m16100 18400c0-2854-1452-951-1452-3807">
          <text:p/>
        </draw:connector>
        <draw:custom-shape draw:style-name="gr1" draw:text-style-name="P1" draw:id="id19" draw:layer="layout" svg:width="2.104cm" svg:height="1.798cm" svg:x="17.295cm" svg:y="12.794cm">
          <text:p text:style-name="P1">Resiz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8" draw:layer="layout" svg:width="2.608cm" svg:height="1.807cm" svg:x="20.694cm" svg:y="12.793cm">
          <text:p text:style-name="P1">Revert</text:p>
          <text:p text:style-name="P1">Resiz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2.76cm" svg:y1="8.703cm" svg:x2="21.998cm" svg:y2="12.793cm" draw:start-shape="id1" draw:start-glue-point="8" draw:end-shape="id18" draw:end-glue-point="0" svg:d="m12760 8703c0 3067 9238 1023 9238 4090">
          <text:p/>
        </draw:connector>
        <draw:connector draw:style-name="gr3" draw:text-style-name="P1" draw:layer="layout" draw:type="curve" svg:x1="15.559cm" svg:y1="8.702cm" svg:x2="21.998cm" svg:y2="12.793cm" draw:start-shape="id3" draw:start-glue-point="8" draw:end-shape="id18" draw:end-glue-point="0" svg:d="m15559 8702c0 3069 6439 1024 6439 4091">
          <text:p/>
        </draw:connector>
        <draw:connector draw:style-name="gr3" draw:text-style-name="P1" draw:layer="layout" draw:type="curve" svg:x1="16.1cm" svg:y1="18.4cm" svg:x2="21.998cm" svg:y2="14.6cm" draw:start-shape="id13" draw:start-glue-point="4" draw:end-shape="id18" draw:end-glue-point="2" svg:d="m16100 18400c0-2850 5898-950 5898-3800">
          <text:p/>
        </draw:connector>
        <draw:connector draw:style-name="gr3" draw:text-style-name="P1" draw:layer="layout" draw:type="curve" svg:x1="12.76cm" svg:y1="8.703cm" svg:x2="18.347cm" svg:y2="12.794cm" draw:start-shape="id1" draw:start-glue-point="8" draw:end-shape="id19" draw:end-glue-point="0" svg:d="m12760 8703c0 3069 5587 1024 5587 4091">
          <text:p/>
        </draw:connector>
        <draw:connector draw:style-name="gr3" draw:text-style-name="P1" draw:layer="layout" draw:type="curve" svg:x1="15.559cm" svg:y1="8.702cm" svg:x2="18.347cm" svg:y2="12.794cm" draw:start-shape="id3" draw:start-glue-point="8" draw:end-shape="id19" draw:end-glue-point="0" svg:d="m15559 8702c0 3070 2788 1025 2788 4092">
          <text:p/>
        </draw:connector>
        <draw:custom-shape draw:style-name="gr4" draw:text-style-name="P3" draw:id="id20" draw:layer="layout" svg:width="2.2cm" svg:height="2.2cm" svg:x="19cm" svg:y="18.4cm">
          <text:p text:style-name="P1"><text:span text:style-name="T3">un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0.1cm" svg:y1="18.4cm" svg:x2="18.347cm" svg:y2="14.592cm" draw:start-shape="id20" draw:end-shape="id19" draw:end-glue-point="2" svg:d="m20100 18400c0-2856-1753-952-1753-3808">
          <text:p/>
        </draw:connector>
        <draw:connector draw:style-name="gr3" draw:text-style-name="P1" draw:layer="layout" draw:type="curve" svg:x1="20.1cm" svg:y1="18.4cm" svg:x2="11.201cm" svg:y2="14.597cm" draw:start-shape="id20" draw:start-glue-point="4" draw:end-shape="id12" draw:end-glue-point="2" svg:d="m20100 18400c0-2851-8899-950-8899-3803">
          <text:p/>
        </draw:connector>
        <draw:custom-shape draw:style-name="gr1" draw:text-style-name="P1" draw:id="id21" draw:layer="layout" svg:width="2.608cm" svg:height="1.807cm" svg:x="24.193cm" svg:y="12.792cm">
          <text:p text:style-name="P1">Confirm</text:p>
          <text:p text:style-name="P1">Resiz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5.559cm" svg:y1="8.702cm" svg:x2="25.497cm" svg:y2="12.792cm" draw:start-shape="id3" draw:start-glue-point="8" draw:end-shape="id21" draw:end-glue-point="0" svg:d="m15559 8702c0 3067 9938 1023 9938 4090">
          <text:p/>
        </draw:connector>
        <draw:connector draw:style-name="gr3" draw:text-style-name="P1" draw:layer="layout" draw:type="curve" svg:x1="12.76cm" svg:y1="8.703cm" svg:x2="25.497cm" svg:y2="12.792cm" draw:start-shape="id1" draw:start-glue-point="8" draw:end-shape="id21" draw:end-glue-point="0" svg:d="m12760 8703c0 3067 12737 1023 12737 4089">
          <text:p/>
        </draw:connector>
        <draw:connector draw:style-name="gr3" draw:text-style-name="P1" draw:layer="layout" draw:type="curve" svg:x1="16.1cm" svg:y1="18.4cm" svg:x2="25.497cm" svg:y2="14.599cm" draw:start-shape="id13" draw:start-glue-point="4" draw:end-shape="id21" draw:end-glue-point="2" svg:d="m16100 18400c0-2851 9397-951 9397-3801">
          <text:p/>
        </draw:connector>
        <draw:frame draw:style-name="gr5" draw:text-style-name="P4" draw:layer="layout" svg:width="4.003cm" svg:height="2.021cm" svg:x="0.3cm" svg:y="6.8cm">
          <draw:text-box>
            <text:p text:style-name="P1"><text:span text:style-name="T4">Req'd VM</text:span></text:p>
            <text:p text:style-name="P1"><text:span text:style-name="T4">States</text:span></text:p>
          </draw:text-box>
        </draw:frame>
        <draw:frame draw:style-name="gr5" draw:text-style-name="P4" draw:layer="layout" svg:width="4.295cm" svg:height="2.021cm" svg:x="0.1cm" svg:y="0.301cm">
          <draw:text-box>
            <text:p text:style-name="P1"><text:span text:style-name="T4">Issued</text:span></text:p>
            <text:p text:style-name="P1"><text:span text:style-name="T4">Command</text:span></text:p>
          </draw:text-box>
        </draw:frame>
        <draw:frame draw:style-name="gr5" draw:text-style-name="P4" draw:layer="layout" svg:width="4.295cm" svg:height="2.021cm" svg:x="0.101cm" svg:y="12.702cm">
          <draw:text-box>
            <text:p text:style-name="P1"><text:span text:style-name="T4">Issued</text:span></text:p>
            <text:p text:style-name="P1"><text:span text:style-name="T4">Command</text:span></text:p>
          </draw:text-box>
        </draw:frame>
        <draw:frame draw:style-name="gr5" draw:text-style-name="P4" draw:layer="layout" svg:width="4.553cm" svg:height="2.021cm" svg:x="0.3cm" svg:y="18.501cm">
          <draw:text-box>
            <text:p text:style-name="P1"><text:span text:style-name="T4">Req'd Task</text:span></text:p>
            <text:p text:style-name="P1"><text:span text:style-name="T4">States</text:span></text:p>
          </draw:text-box>
        </draw:frame>
        <draw:custom-shape draw:style-name="gr6" draw:text-style-name="P5" draw:layer="layout" svg:width="2.8cm" svg:height="2.2cm" svg:x="23.8cm" svg:y="17.6cm">
          <text:p text:style-name="P1"><text:span text:style-name="T5">Unset means</text:span></text:p>
          <text:p text:style-name="P1"><text:span text:style-name="T5">no task state</text:span></text:p>
          <text:p text:style-name="P1"><text:span text:style-name="T5">is currently</text:span></text:p>
          <text:p text:style-name="P1"><text:span text:style-name="T5">defined.</text:span></text:p>
          <draw:enhanced-geometry svg:viewBox="0 0 21600 21600" draw:text-areas="800 800 20800 20800" draw:type="round-rectangular-callout" draw:modifiers="-22224.6340592645 18773.6483416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2" draw:id="id24" draw:layer="layout" svg:width="2.2cm" svg:height="2.2cm" svg:x="13.5cm" svg:y="7.1cm">
          <text:p text:style-name="P1"><text:span text:style-name="T1">A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id="id22" draw:layer="layout" svg:width="2.2cm" svg:height="2.2cm" svg:x="16.1cm" svg:y="7.1cm">
          <text:p text:style-name="P1"><text:span text:style-name="T6">Shuto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id="id27" draw:layer="layout" svg:width="2.2cm" svg:height="2.2cm" svg:x="19.2cm" svg:y="7.1cm">
          <text:p text:style-name="P1"><text:span text:style-name="T6">Rescu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35" draw:layer="layout" svg:width="2.2cm" svg:height="2.2cm" svg:x="22cm" svg:y="7.1cm">
          <text:p text:style-name="P1"><text:span text:style-name="T1">Stopp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28" draw:layer="layout" svg:width="2.2cm" svg:height="2.2cm" svg:x="15.8cm" svg:y="17.9cm">
          <text:p text:style-name="P1"><text:span text:style-name="T1">Resize</text:span></text:p>
          <text:p text:style-name="P1"><text:span text:style-name="T1">Verif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id="id25" draw:layer="layout" svg:width="2.2cm" svg:height="2.2cm" svg:x="18.9cm" svg:y="17.9cm">
          <text:p text:style-name="P1"><text:span text:style-name="T3">un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id="id23" draw:layer="layout" svg:width="2.104cm" svg:height="1.2cm" svg:x="20.301cm" svg:y="13.703cm">
          <text:p text:style-name="P1"><text:span text:style-name="T7">rebuil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7.2cm" svg:y1="9.3cm" svg:x2="21.353cm" svg:y2="13.703cm" draw:start-shape="id22" draw:start-glue-point="8" draw:end-shape="id23" draw:end-glue-point="0" svg:d="m17200 9300c0 3303 4153 1102 4153 4403">
          <text:p/>
        </draw:connector>
        <draw:connector draw:style-name="gr3" draw:text-style-name="P1" draw:layer="layout" draw:type="curve" svg:x1="14.6cm" svg:y1="9.3cm" svg:x2="21.353cm" svg:y2="13.703cm" draw:start-shape="id24" draw:start-glue-point="8" draw:end-shape="id23" draw:end-glue-point="0" svg:d="m14600 9300c0 3303 6753 1102 6753 4403">
          <text:p/>
        </draw:connector>
        <draw:connector draw:style-name="gr3" draw:text-style-name="P1" draw:layer="layout" draw:type="curve" svg:x1="20cm" svg:y1="17.9cm" svg:x2="21.353cm" svg:y2="14.903cm" draw:start-shape="id25" draw:start-glue-point="4" draw:end-shape="id23" draw:end-glue-point="2" svg:d="m20000 17900c0-2247 1353-749 1353-2997">
          <text:p/>
        </draw:connector>
        <draw:custom-shape draw:style-name="gr1" draw:text-style-name="P7" draw:id="id26" draw:layer="layout" svg:width="2.104cm" svg:height="1.2cm" svg:x="14.097cm" svg:y="13.703cm">
          <text:p text:style-name="P1"><text:span text:style-name="T7">Pa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id="id29" draw:layer="layout" svg:width="2.2cm" svg:height="2.2cm" svg:x="8.198cm" svg:y="7.098cm">
          <text:p text:style-name="P1"><text:span text:style-name="T1">Pa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id="id30" draw:layer="layout" svg:width="3.205cm" svg:height="1.2cm" svg:x="6.095cm" svg:y="1.3cm">
          <text:p text:style-name="P1"><text:span text:style-name="T7">Unpaus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7.2cm" svg:y1="9.3cm" svg:x2="15.149cm" svg:y2="13.703cm" draw:start-shape="id22" draw:start-glue-point="8" draw:end-shape="id26" draw:end-glue-point="0" svg:d="m17200 9300c0 3303-2051 1102-2051 4403">
          <text:p/>
        </draw:connector>
        <draw:connector draw:style-name="gr3" draw:text-style-name="P1" draw:layer="layout" draw:type="curve" svg:x1="20.3cm" svg:y1="9.3cm" svg:x2="15.149cm" svg:y2="13.703cm" draw:start-shape="id27" draw:start-glue-point="8" draw:end-shape="id26" draw:end-glue-point="0" svg:d="m20300 9300c0 3303-5151 1102-5151 4403">
          <text:p/>
        </draw:connector>
        <draw:connector draw:style-name="gr3" draw:text-style-name="P1" draw:layer="layout" draw:type="curve" svg:x1="20cm" svg:y1="17.9cm" svg:x2="15.149cm" svg:y2="14.903cm" draw:start-shape="id25" draw:start-glue-point="4" draw:end-shape="id26" draw:end-glue-point="2" svg:d="m20000 17900c0-2247-4851-749-4851-2997">
          <text:p/>
        </draw:connector>
        <draw:connector draw:style-name="gr3" draw:text-style-name="P1" draw:layer="layout" draw:type="curve" svg:x1="16.9cm" svg:y1="17.9cm" svg:x2="15.149cm" svg:y2="14.903cm" draw:start-shape="id28" draw:start-glue-point="4" draw:end-shape="id26" draw:end-glue-point="2" svg:d="m16900 17900c0-2247-1751-749-1751-2997">
          <text:p/>
        </draw:connector>
        <draw:connector draw:style-name="gr3" draw:text-style-name="P1" draw:layer="layout" draw:type="curve" svg:x1="9.298cm" svg:y1="7.098cm" svg:x2="7.697cm" svg:y2="2.5cm" draw:start-shape="id29" draw:start-glue-point="4" draw:end-shape="id30" draw:end-glue-point="2" svg:d="m9298 7098c0-3448-1601-1150-1601-4598">
          <text:p/>
        </draw:connector>
        <draw:custom-shape draw:style-name="gr2" draw:text-style-name="P2" draw:id="id32" draw:layer="layout" svg:width="2.2cm" svg:height="2.2cm" svg:x="10.997cm" svg:y="7.097cm">
          <text:p text:style-name="P1"><text:span text:style-name="T1">Suspend-</text:span></text:p>
          <text:p text:style-name="P1"><text:span text:style-name="T1">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7" draw:id="id31" draw:layer="layout" svg:width="2.905cm" svg:height="1.2cm" svg:x="16.495cm" svg:y="1.3cm">
          <text:p text:style-name="P1"><text:span text:style-name="T7">Suspend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33" draw:layer="layout" svg:width="2.399cm" svg:height="1.199cm" svg:x="10.041cm" svg:y="1.314cm">
          <text:p text:style-name="P1"><text:span text:style-name="T7">resume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id="id34" draw:layer="layout" svg:width="2.399cm" svg:height="1.199cm" svg:x="17.4cm" svg:y="13.702cm">
          <text:p text:style-name="P1"><text:span text:style-name="T7">resc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4.6cm" svg:y1="9.3cm" svg:x2="15.149cm" svg:y2="13.703cm" draw:start-shape="id24" draw:start-glue-point="8" draw:end-shape="id26" draw:end-glue-point="0" svg:d="m14600 9300c0 3303 549 1102 549 4403">
          <text:p/>
        </draw:connector>
        <draw:connector draw:style-name="gr3" draw:text-style-name="P1" draw:layer="layout" draw:type="curve" svg:x1="14.6cm" svg:y1="7.1cm" svg:x2="17.947cm" svg:y2="2.5cm" draw:start-shape="id24" draw:start-glue-point="4" draw:end-shape="id31" draw:end-glue-point="2" svg:d="m14600 7100c0-3450 3347-1150 3347-4600">
          <text:p/>
        </draw:connector>
        <draw:connector draw:style-name="gr3" draw:text-style-name="P1" draw:layer="layout" draw:type="curve" svg:x1="17.2cm" svg:y1="7.1cm" svg:x2="17.947cm" svg:y2="2.5cm" draw:start-shape="id22" draw:end-shape="id31" draw:end-glue-point="2" svg:d="m17200 7100c0-3450 747-1150 747-4600">
          <text:p/>
        </draw:connector>
        <draw:connector draw:style-name="gr3" draw:text-style-name="P1" draw:layer="layout" draw:type="curve" svg:x1="12.097cm" svg:y1="7.097cm" svg:x2="11.24cm" svg:y2="2.513cm" draw:start-shape="id32" draw:start-glue-point="4" draw:end-shape="id33" draw:end-glue-point="2" svg:d="m12097 7097c0-3438-857-1146-857-4584">
          <text:p/>
        </draw:connector>
        <draw:connector draw:style-name="gr3" draw:text-style-name="P1" draw:layer="layout" draw:type="curve" svg:x1="14.6cm" svg:y1="9.3cm" svg:x2="18.599cm" svg:y2="13.702cm" draw:start-shape="id24" draw:start-glue-point="8" draw:end-shape="id34" svg:d="m14600 9300c0 3301 3999 1101 3999 4402">
          <text:p/>
        </draw:connector>
        <draw:connector draw:style-name="gr3" draw:text-style-name="P1" draw:layer="layout" draw:type="curve" svg:x1="17.2cm" svg:y1="9.3cm" svg:x2="18.599cm" svg:y2="13.702cm" draw:start-shape="id22" draw:start-glue-point="8" draw:end-shape="id34" svg:d="m17200 9300c0 3301 1399 1101 1399 4402">
          <text:p/>
        </draw:connector>
        <draw:connector draw:style-name="gr3" draw:text-style-name="P1" draw:layer="layout" draw:type="curve" svg:x1="23.1cm" svg:y1="9.3cm" svg:x2="18.599cm" svg:y2="13.702cm" draw:start-shape="id35" draw:start-glue-point="8" draw:end-shape="id34" svg:d="m23100 9300c0 3301-4501 1101-4501 4402">
          <text:p/>
        </draw:connector>
        <draw:connector draw:style-name="gr3" draw:text-style-name="P1" draw:layer="layout" draw:type="curve" svg:x1="16.9cm" svg:y1="17.9cm" svg:x2="18.599cm" svg:y2="14.901cm" draw:start-shape="id28" draw:start-glue-point="4" draw:end-shape="id34" draw:end-glue-point="2" svg:d="m16900 17900c0-2250 1699-751 1699-2999">
          <text:p/>
        </draw:connector>
        <draw:connector draw:style-name="gr3" draw:text-style-name="P1" draw:layer="layout" draw:type="curve" svg:x1="20cm" svg:y1="17.9cm" svg:x2="18.599cm" svg:y2="14.901cm" draw:start-shape="id25" draw:start-glue-point="4" draw:end-shape="id34" draw:end-glue-point="2" svg:d="m20000 17900c0-2250-1401-751-1401-2999">
          <text:p/>
        </draw:connector>
        <draw:custom-shape draw:style-name="gr1" draw:text-style-name="P7" draw:id="id36" draw:layer="layout" svg:width="3.002cm" svg:height="1.199cm" svg:x="20.2cm" svg:y="1.3cm">
          <text:p text:style-name="P1"><text:span text:style-name="T7">unrescue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20.3cm" svg:y1="7.1cm" svg:x2="21.701cm" svg:y2="2.499cm" draw:start-shape="id27" draw:end-shape="id36" draw:end-glue-point="2" svg:d="m20300 7100c0-3451 1401-1151 1401-4601">
          <text:p/>
        </draw:connector>
        <draw:custom-shape draw:style-name="gr1" draw:text-style-name="P7" draw:id="id37" draw:layer="layout" svg:width="3.002cm" svg:height="1.703cm" svg:x="12.998cm" svg:y="0.997cm">
          <text:p text:style-name="P1"><text:span text:style-name="T7">Set admin</text:span></text:p>
          <text:p text:style-name="P1"><text:span text:style-name="T7">password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4.6cm" svg:y1="7.1cm" svg:x2="14.499cm" svg:y2="2.7cm" draw:start-shape="id24" draw:start-glue-point="4" draw:end-shape="id37" svg:d="m14600 7100c0-3300-101-1100-101-4400">
          <text:p/>
        </draw:connector>
        <draw:connector draw:style-name="gr3" draw:text-style-name="P1" draw:layer="layout" draw:type="curve" svg:x1="16.9cm" svg:y1="17.9cm" svg:x2="21.353cm" svg:y2="14.903cm" draw:start-shape="id28" draw:start-glue-point="4" draw:end-shape="id23" draw:end-glue-point="2" svg:d="m16900 17900c0-2247 4453-749 4453-2997">
          <text:p/>
        </draw:connector>
        <draw:frame draw:style-name="gr5" draw:text-style-name="P4" draw:layer="layout" svg:width="4.003cm" svg:height="2.021cm" svg:x="0.7cm" svg:y="6.801cm">
          <draw:text-box>
            <text:p text:style-name="P1"><text:span text:style-name="T4">Req'd VM</text:span></text:p>
            <text:p text:style-name="P1"><text:span text:style-name="T4">States</text:span></text:p>
          </draw:text-box>
        </draw:frame>
        <draw:frame draw:style-name="gr5" draw:text-style-name="P4" draw:layer="layout" svg:width="4.295cm" svg:height="2.021cm" svg:x="0.1cm" svg:y="1.002cm">
          <draw:text-box>
            <text:p text:style-name="P1"><text:span text:style-name="T4">Issued</text:span></text:p>
            <text:p text:style-name="P1"><text:span text:style-name="T4">Command</text:span></text:p>
          </draw:text-box>
        </draw:frame>
        <draw:frame draw:style-name="gr5" draw:text-style-name="P4" draw:layer="layout" svg:width="4.295cm" svg:height="2.021cm" svg:x="0.101cm" svg:y="12.703cm">
          <draw:text-box>
            <text:p text:style-name="P1"><text:span text:style-name="T4">Issued</text:span></text:p>
            <text:p text:style-name="P1"><text:span text:style-name="T4">Command</text:span></text:p>
          </draw:text-box>
        </draw:frame>
        <draw:frame draw:style-name="gr5" draw:text-style-name="P4" draw:layer="layout" svg:width="4.553cm" svg:height="2.021cm" svg:x="0.7cm" svg:y="18.502cm">
          <draw:text-box>
            <text:p text:style-name="P1"><text:span text:style-name="T4">Req'd Task</text:span></text:p>
            <text:p text:style-name="P1"><text:span text:style-name="T4">Stat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" draw:text-style-name="P2" draw:layer="layout" svg:width="2.2cm" svg:height="2.2cm" svg:x="12.5cm" svg:y="14.5cm">
          <text:p text:style-name="P1"><text:span text:style-name="T1">A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2cm" svg:x="12.5cm" svg:y="2.3cm">
          <text:p text:style-name="P1"><text:span text:style-name="T2">Buil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2cm" svg:x="15.3cm" svg:y="2.3cm">
          <text:p text:style-name="P1"><text:span text:style-name="T1">Sched-</text:span></text:p>
          <text:p text:style-name="P1"><text:span text:style-name="T1">u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399cm" svg:height="2.021cm" svg:x="12.4cm" svg:y="0.1cm">
          <draw:text-box>
            <text:p text:style-name="P1"><text:span text:style-name="T4">VM</text:span></text:p>
            <text:p text:style-name="P1"><text:span text:style-name="T4">State</text:span></text:p>
          </draw:text-box>
        </draw:frame>
        <draw:frame draw:style-name="gr5" draw:text-style-name="P4" draw:layer="layout" svg:width="2.399cm" svg:height="2.021cm" svg:x="15.101cm" svg:y="0.101cm">
          <draw:text-box>
            <text:p text:style-name="P1"><text:span text:style-name="T4">Task</text:span></text:p>
            <text:p text:style-name="P1"><text:span text:style-name="T4">State</text:span></text:p>
          </draw:text-box>
        </draw:frame>
        <draw:custom-shape draw:style-name="gr2" draw:text-style-name="P1" draw:layer="layout" svg:width="2.2cm" svg:height="2.2cm" svg:x="12.499cm" svg:y="4.799cm">
          <text:p text:style-name="P1"><text:span text:style-name="T2">Buil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2cm" svg:x="15.299cm" svg:y="4.799cm">
          <text:p text:style-name="P1"><text:span text:style-name="T1">N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id="id38" draw:layer="layout" svg:width="11.5cm" svg:height="0.806cm" svg:x="0.3cm" svg:y="3cm">
          <draw:text-box>
            <text:p><text:span text:style-name="T1">Compute.api.create_db_entry_for_new_instance</text:span></text:p>
          </draw:text-box>
        </draw:frame>
        <draw:frame draw:style-name="gr11" draw:text-style-name="P9" draw:id="id39" draw:layer="layout" svg:width="11.5cm" svg:height="0.806cm" svg:x="0.3cm" svg:y="5.3cm">
          <draw:text-box>
            <text:p><text:span text:style-name="T1">Compute.manager._start_building</text:span></text:p>
          </draw:text-box>
        </draw:frame>
        <draw:frame draw:style-name="gr5" draw:text-style-name="P4" draw:layer="layout" svg:width="6.281cm" svg:height="1.136cm" svg:x="2.201cm" svg:y="0.501cm">
          <draw:text-box>
            <text:p text:style-name="P1"><text:span text:style-name="T4">Create Instance</text:span></text:p>
          </draw:text-box>
        </draw:frame>
        <draw:custom-shape draw:style-name="gr2" draw:text-style-name="P1" draw:layer="layout" svg:width="2.2cm" svg:height="2.2cm" svg:x="12.5cm" svg:y="7.198cm">
          <text:p text:style-name="P1"><text:span text:style-name="T2">Buil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2cm" svg:x="15.3cm" svg:y="7.198cm">
          <text:p text:style-name="P1"><text:span text:style-name="T1">Net-</text:span></text:p>
          <text:p text:style-name="P1"><text:span text:style-name="T1">wor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9" draw:id="id40" draw:layer="layout" svg:width="11.199cm" svg:height="0.806cm" svg:x="0.401cm" svg:y="7.699cm">
          <draw:text-box>
            <text:p><text:span text:style-name="T1">Compute.manager._allocate_network</text:span></text:p>
          </draw:text-box>
        </draw:frame>
        <draw:custom-shape draw:style-name="gr2" draw:text-style-name="P1" draw:layer="layout" svg:width="2.2cm" svg:height="2.2cm" svg:x="12.501cm" svg:y="9.597cm">
          <text:p text:style-name="P1"><text:span text:style-name="T2">Buil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2cm" svg:x="15.301cm" svg:y="9.597cm">
          <text:p text:style-name="P1"><text:span text:style-name="T1">Block_</text:span></text:p>
          <text:p text:style-name="P1"><text:span text:style-name="T1">Device_</text:span></text:p>
          <text:p text:style-name="P1"><text:span text:style-name="T1">mapp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draw:id="id41" draw:layer="layout" svg:width="11.198cm" svg:height="0.806cm" svg:x="0.402cm" svg:y="10.098cm">
          <draw:text-box>
            <text:p><text:span text:style-name="T1">Compute.manager._prep_block_device</text:span></text:p>
          </draw:text-box>
        </draw:frame>
        <draw:custom-shape draw:style-name="gr2" draw:text-style-name="P1" draw:layer="layout" svg:width="2.2cm" svg:height="2.2cm" svg:x="12.502cm" svg:y="12.096cm">
          <text:p text:style-name="P1"><text:span text:style-name="T2">Buil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2cm" svg:x="15.302cm" svg:y="12.096cm">
          <text:p text:style-name="P1"><text:span text:style-name="T1">spaw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id="id42" draw:layer="layout" svg:width="11.197cm" svg:height="0.806cm" svg:x="0.403cm" svg:y="12.597cm">
          <draw:text-box>
            <text:p><text:span text:style-name="T1">Compute.manager._spawn</text:span></text:p>
          </draw:text-box>
        </draw:frame>
        <draw:custom-shape draw:style-name="gr4" draw:text-style-name="P2" draw:layer="layout" svg:width="2.2cm" svg:height="2.2cm" svg:x="15.298cm" svg:y="14.498cm">
          <text:p text:style-name="P1"><text:span text:style-name="T1">No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2.835cm" svg:height="2.021cm" svg:x="17.902cm" svg:y="0.102cm">
          <draw:text-box>
            <text:p text:style-name="P1"><text:span text:style-name="T4">Power</text:span></text:p>
            <text:p text:style-name="P1"><text:span text:style-name="T4">State</text:span></text:p>
          </draw:text-box>
        </draw:frame>
        <draw:custom-shape draw:style-name="gr4" draw:text-style-name="P2" draw:layer="layout" svg:width="2.2cm" svg:height="2.2cm" svg:x="18.199cm" svg:y="2.299cm">
          <text:p text:style-name="P1"><text:span text:style-name="T1">No St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line" svg:x1="6.05cm" svg:y1="3.806cm" svg:x2="6.05cm" svg:y2="5.3cm" draw:start-shape="id38" draw:start-glue-point="2" draw:end-shape="id39" svg:d="m6050 3806v1494">
          <text:p/>
        </draw:connector>
        <draw:connector draw:style-name="gr15" draw:text-style-name="P1" draw:layer="layout" draw:type="line" svg:x1="6.05cm" svg:y1="6.106cm" svg:x2="6cm" svg:y2="7.699cm" draw:start-shape="id39" draw:start-glue-point="2" draw:end-shape="id40" draw:end-glue-point="0" svg:d="m6050 6106-50 1593">
          <text:p/>
        </draw:connector>
        <draw:connector draw:style-name="gr15" draw:text-style-name="P1" draw:layer="layout" draw:type="line" svg:x1="6cm" svg:y1="8.505cm" svg:x2="6.001cm" svg:y2="10.098cm" draw:start-shape="id40" draw:start-glue-point="2" draw:end-shape="id41" svg:d="m6000 8505 1 1593">
          <text:p/>
        </draw:connector>
        <draw:connector draw:style-name="gr15" draw:text-style-name="P1" draw:layer="layout" draw:type="line" svg:x1="6.001cm" svg:y1="10.904cm" svg:x2="6.001cm" svg:y2="12.597cm" draw:start-shape="id41" draw:start-glue-point="2" draw:end-shape="id42" svg:d="m6001 10904v1693">
          <text:p/>
        </draw:connecto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02T10:10:08</meta:creation-date>
    <dc:date>2012-05-03T21:24:43.07</dc:date>
    <meta:editing-duration>PT26H29M35S</meta:editing-duration>
    <meta:editing-cycles>13</meta:editing-cycles>
    <meta:generator>OpenOffice.org/3.2$Win32 OpenOffice.org_project/320m18$Build-9502</meta:generator>
    <meta:print-date>2012-05-02T11:37:56</meta:print-date>
    <meta:document-statistic meta:object-count="154"/>
  </office:meta>
</office:document-meta>
</file>